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style:font-face style:name="Ubuntu Mono" svg:font-family="'Ubuntu Mono'" style:font-pitch="fixed"/>
    <style:font-face style:name="Ubuntu Mono1" svg:font-family="'Ubuntu Mono'" style:font-family-generic="roman" style:font-pitch="variable"/>
    <style:font-face style:name="sans-serif" svg:font-family="sans-serif"/>
  </office:font-face-decls>
  <office:automatic-styles>
    <style:style style:name="Table1" style:family="table">
      <style:table-properties style:width="3.4076in" table:align="left"/>
    </style:style>
    <style:style style:name="Table1.A" style:family="table-column">
      <style:table-column-properties style:column-width="0.8611in"/>
    </style:style>
    <style:style style:name="Table1.B" style:family="table-column">
      <style:table-column-properties style:column-width="0.6278in"/>
    </style:style>
    <style:style style:name="Table1.C" style:family="table-column">
      <style:table-column-properties style:column-width="1.9188in"/>
    </style:style>
    <style:style style:name="Table1.A1" style:family="table-cell">
      <style:table-cell-properties style:vertical-align="middle" fo:background-color="#ffffff" fo:padding="0.0208in" fo:border-left="0.75pt solid #808080" fo:border-right="0.75pt solid #808080" fo:border-top="0.75pt solid #808080" fo:border-bottom="0.05pt solid #808080">
        <style:background-image/>
      </style:table-cell-properties>
    </style:style>
    <style:style style:name="Table1.B1" style:family="table-cell">
      <style:table-cell-properties style:vertical-align="middle" fo:background-color="#ffffff" fo:padding="0.0208in" fo:border-left="0.05pt solid #808080" fo:border-right="0.75pt solid #808080" fo:border-top="0.75pt solid #808080" fo:border-bottom="0.05pt solid #808080">
        <style:background-image/>
      </style:table-cell-properties>
    </style:style>
    <style:style style:name="Table1.A2" style:family="table-cell">
      <style:table-cell-properties style:vertical-align="middle" fo:background-color="#ffffff" fo:padding="0.0208in" fo:border-left="0.75pt solid #808080" fo:border-right="0.75pt solid #808080" fo:border-top="none" fo:border-bottom="0.05pt solid #808080">
        <style:background-image/>
      </style:table-cell-properties>
    </style:style>
    <style:style style:name="Table1.B2" style:family="table-cell">
      <style:table-cell-properties style:vertical-align="middle" fo:background-color="#ffffff" fo:padding="0.0208in" fo:border-left="0.05pt solid #808080" fo:border-right="0.75pt solid #808080" fo:border-top="none" fo:border-bottom="0.05pt solid #808080">
        <style:background-image/>
      </style:table-cell-properties>
    </style:style>
    <style:style style:name="Table1.A3" style:family="table-cell">
      <style:table-cell-properties style:vertical-align="middle" fo:background-color="#ffffff" fo:padding="0.0208in" fo:border-left="0.75pt solid #808080" fo:border-right="0.75pt solid #808080" fo:border-top="none" fo:border-bottom="0.75pt solid #808080">
        <style:background-image/>
      </style:table-cell-properties>
    </style:style>
    <style:style style:name="Table1.B3" style:family="table-cell">
      <style:table-cell-properties style:vertical-align="middle" fo:background-color="#ffffff" fo:padding="0.0208in" fo:border-left="0.05pt solid #808080" fo:border-right="0.75pt solid #808080" fo:border-top="none" fo:border-bottom="0.75pt solid #808080">
        <style:background-image/>
      </style:table-cell-properties>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Contents_20_Heading">
      <style:text-properties fo:language="fr" fo:country="FR"/>
    </style:style>
    <style:style style:name="P4" style:family="paragraph" style:parent-style-name="Standard">
      <style:paragraph-properties fo:text-align="start" style:justify-single-word="false">
        <style:tab-stops/>
      </style:paragraph-properties>
      <style:text-properties fo:language="fr" fo:country="FR" officeooo:rsid="002166cb" officeooo:paragraph-rsid="002166cb"/>
    </style:style>
    <style:style style:name="P5" style:family="paragraph" style:parent-style-name="Text_20_body">
      <style:text-properties fo:language="fr" fo:country="FR"/>
    </style:style>
    <style:style style:name="P6" style:family="paragraph" style:parent-style-name="Text_20_body">
      <style:text-properties fo:language="fr" fo:country="FR" fo:font-weight="bold" officeooo:rsid="00246864" officeooo:paragraph-rsid="00246864" style:font-weight-asian="bold" style:font-weight-complex="bold"/>
    </style:style>
    <style:style style:name="P7" style:family="paragraph" style:parent-style-name="Table_20_Contents">
      <style:paragraph-properties fo:text-align="start" style:justify-single-word="false"/>
      <style:text-properties fo:font-variant="normal" fo:text-transform="none" fo:color="#000000" loext:opacity="100%" style:font-name="DejaVu Sans" fo:font-size="10pt" fo:font-style="normal" fo:font-weight="normal"/>
    </style:style>
    <style:style style:name="P8" style:family="paragraph" style:parent-style-name="Title">
      <style:text-properties style:font-name="Ubuntu" fo:language="fr" fo:country="FR"/>
    </style:style>
    <style:style style:name="P9" style:family="paragraph" style:parent-style-name="Contents_20_1">
      <style:paragraph-properties>
        <style:tab-stops>
          <style:tab-stop style:position="6.6929in" style:type="right" style:leader-style="dotted" style:leader-text="."/>
        </style:tab-stops>
      </style:paragraph-properties>
    </style:style>
    <style:style style:name="P10" style:family="paragraph" style:parent-style-name="Contents_20_2">
      <style:paragraph-properties>
        <style:tab-stops>
          <style:tab-stop style:position="6.6929in" style:type="right" style:leader-style="dotted" style:leader-text="."/>
        </style:tab-stops>
      </style:paragraph-properties>
    </style:style>
    <style:style style:name="P11" style:family="paragraph" style:parent-style-name="Heading_20_1">
      <style:text-properties style:font-name="Ubuntu" fo:language="fr" fo:country="FR"/>
    </style:style>
    <style:style style:name="P12" style:family="paragraph" style:parent-style-name="Heading_20_2">
      <style:text-properties style:font-name="Ubuntu" fo:language="fr" fo:country="FR" officeooo:rsid="001dd141" officeooo:paragraph-rsid="001dd141"/>
    </style:style>
    <style:style style:name="P13" style:family="paragraph" style:parent-style-name="Heading_20_2">
      <style:text-properties style:font-name="Ubuntu" fo:font-size="16pt" fo:language="fr" fo:country="FR" fo:font-weight="bold" officeooo:rsid="001dd141" officeooo:paragraph-rsid="001dd141" style:font-name-asian="Noto Sans CJK SC" style:font-size-asian="16pt" style:font-weight-asian="bold" style:font-name-complex="Lohit Devanagari1" style:font-size-complex="16pt" style:font-weight-complex="bold"/>
    </style:style>
    <style:style style:name="P14" style:family="paragraph" style:parent-style-name="Standard" style:list-style-name="L1">
      <style:text-properties style:font-name="Ubuntu" fo:language="fr" fo:country="FR"/>
    </style:style>
    <style:style style:name="P15" style:family="paragraph" style:parent-style-name="Standard" style:list-style-name="L2">
      <style:text-properties style:font-name="Ubuntu" fo:language="fr" fo:country="FR"/>
    </style:style>
    <style:style style:name="P16" style:family="paragraph" style:parent-style-name="Standard" style:list-style-name="L3">
      <style:text-properties style:font-name="Ubuntu" fo:language="fr" fo:country="FR"/>
    </style:style>
    <style:style style:name="P17" style:family="paragraph" style:parent-style-name="Standard">
      <style:text-properties style:font-name="Ubuntu" fo:language="fr" fo:country="FR"/>
    </style:style>
    <style:style style:name="P18" style:family="paragraph" style:parent-style-name="Standard" style:list-style-name="L4">
      <style:text-properties style:font-name="Ubuntu" fo:language="fr" fo:country="FR" officeooo:rsid="0020fdcb" officeooo:paragraph-rsid="00210440"/>
    </style:style>
    <style:style style:name="P19" style:family="paragraph" style:parent-style-name="Standard" style:list-style-name="L4">
      <style:text-properties style:font-name="Ubuntu" fo:language="fr" fo:country="FR" officeooo:rsid="0020fdcb" officeooo:paragraph-rsid="0020fdcb"/>
    </style:style>
    <style:style style:name="P20" style:family="paragraph" style:parent-style-name="Standard">
      <style:text-properties style:font-name="Ubuntu" fo:language="fr" fo:country="FR" officeooo:rsid="0020fdcb" officeooo:paragraph-rsid="0020fdcb"/>
    </style:style>
    <style:style style:name="P21" style:family="paragraph" style:parent-style-name="Standard">
      <style:text-properties style:font-name="Ubuntu" fo:language="fr" fo:country="FR" officeooo:rsid="00210440" officeooo:paragraph-rsid="00210440"/>
    </style:style>
    <style:style style:name="P22" style:family="paragraph" style:parent-style-name="Standard" style:list-style-name="L5">
      <style:paragraph-properties fo:text-align="start" style:justify-single-word="false">
        <style:tab-stops/>
      </style:paragraph-properties>
      <style:text-properties style:font-name="Ubuntu" fo:language="fr" fo:country="FR" officeooo:rsid="00210440" officeooo:paragraph-rsid="00210440"/>
    </style:style>
    <style:style style:name="P23" style:family="paragraph" style:parent-style-name="Standard">
      <style:paragraph-properties fo:text-align="start" style:justify-single-word="false">
        <style:tab-stops/>
      </style:paragraph-properties>
      <style:text-properties style:font-name="Ubuntu" fo:language="fr" fo:country="FR" officeooo:rsid="00210440" officeooo:paragraph-rsid="00210440"/>
    </style:style>
    <style:style style:name="P24" style:family="paragraph" style:parent-style-name="Standard">
      <style:paragraph-properties fo:text-align="start" style:justify-single-word="false">
        <style:tab-stops/>
      </style:paragraph-properties>
      <style:text-properties style:font-name="Ubuntu" fo:language="fr" fo:country="FR" officeooo:rsid="002166cb" officeooo:paragraph-rsid="002166cb"/>
    </style:style>
    <style:style style:name="P25" style:family="paragraph" style:parent-style-name="Standard">
      <style:text-properties fo:font-variant="normal" fo:text-transform="none" fo:color="#000000" loext:opacity="100%" style:font-name="sans-serif" fo:font-size="10.5pt" fo:letter-spacing="normal" fo:language="fr" fo:country="FR" fo:font-style="normal" fo:font-weight="normal" officeooo:rsid="00246864" officeooo:paragraph-rsid="00246864" style:font-weight-asian="bold" style:font-weight-complex="bold"/>
    </style:style>
    <style:style style:name="P2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font-variant="normal" fo:text-transform="none" fo:color="#3d7b7b" loext:opacity="100%" style:font-name="sans-serif" fo:font-size="10.5pt" fo:letter-spacing="normal" fo:language="zxx" fo:country="none" fo:font-style="italic" style:text-underline-style="none" fo:font-weight="normal" officeooo:rsid="00246864" officeooo:paragraph-rsid="00246864" fo:background-color="transparent" style:font-weight-asian="bold" style:font-weight-complex="bold"/>
    </style:style>
    <style:style style:name="P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Ubuntu Mono" fo:language="zxx" fo:country="none" fo:font-style="normal" style:text-underline-style="none" fo:font-weight="normal" fo:background-color="transparent"/>
    </style:style>
    <style:style style:name="P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fo:padding="0in" fo:border="none" style:shadow="none"/>
      <style:text-properties style:use-window-font-color="true" loext:opacity="0%" fo:language="zxx" fo:country="none" fo:font-style="normal" style:text-underline-style="none" fo:font-weight="normal" officeooo:paragraph-rsid="002d9330" fo:background-color="transparent"/>
    </style:style>
    <style:style style:name="P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style:font-name="Ubuntu Mono1" fo:font-size="12pt" fo:language="zxx" fo:country="none" fo:font-style="normal" style:text-underline-style="none" fo:font-weight="normal" fo:background-color="transparent" style:font-size-asian="12pt"/>
    </style:style>
    <style:style style:name="P3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language="zxx" fo:country="none" fo:font-style="italic" style:text-underline-style="none" fo:font-weight="normal" fo:background-color="transparent"/>
    </style:style>
    <style:style style:name="P32" style:family="paragraph" style:parent-style-name="Standard">
      <style:text-properties officeooo:paragraph-rsid="002d9330"/>
    </style:style>
    <style:style style:name="P33" style:family="paragraph" style:parent-style-name="Text_20_body">
      <style:text-properties style:font-name="Ubuntu" officeooo:rsid="002166cb" officeooo:paragraph-rsid="002166cb"/>
    </style:style>
    <style:style style:name="P34" style:family="paragraph" style:parent-style-name="Text_20_body">
      <style:text-properties style:font-name="Ubuntu" fo:language="fr" fo:country="FR" officeooo:rsid="00232e16" officeooo:paragraph-rsid="00232e16"/>
    </style:style>
    <style:style style:name="P35" style:family="paragraph" style:parent-style-name="Text_20_body" style:list-style-name="L6">
      <style:text-properties style:font-name="Ubuntu" fo:language="fr" fo:country="FR" officeooo:rsid="00232e16" officeooo:paragraph-rsid="00232e16"/>
    </style:style>
    <style:style style:name="P36" style:family="paragraph" style:parent-style-name="Text_20_body" style:list-style-name="L6">
      <style:text-properties style:font-name="Ubuntu" fo:language="fr" fo:country="FR" officeooo:rsid="00232e16" officeooo:paragraph-rsid="00246864"/>
    </style:style>
    <style:style style:name="P37" style:family="paragraph" style:parent-style-name="Text_20_body" style:list-style-name="L6">
      <style:text-properties style:font-name="Ubuntu" fo:language="fr" fo:country="FR" officeooo:rsid="00246864" officeooo:paragraph-rsid="00246864"/>
    </style:style>
    <style:style style:name="P38" style:family="paragraph" style:parent-style-name="Text_20_body" style:list-style-name="L6">
      <style:text-properties style:font-name="Ubuntu" fo:language="fr" fo:country="FR" fo:font-weight="bold" officeooo:rsid="00246864" officeooo:paragraph-rsid="00246864" style:font-weight-asian="bold" style:font-weight-complex="bold"/>
    </style:style>
    <style:style style:name="P39" style:family="paragraph" style:parent-style-name="Text_20_body">
      <style:text-properties style:font-name="Ubuntu" fo:language="fr" fo:country="FR" officeooo:paragraph-rsid="001dd141"/>
    </style:style>
    <style:style style:name="P40" style:family="paragraph" style:parent-style-name="Text_20_body">
      <style:text-properties style:font-name="Ubuntu" fo:language="fr" fo:country="FR"/>
    </style:style>
    <style:style style:name="P41" style:family="paragraph" style:parent-style-name="Text_20_body">
      <style:text-properties style:font-name="Ubuntu" fo:language="fr" fo:country="FR" officeooo:paragraph-rsid="0020fdcb"/>
    </style:style>
    <style:style style:name="P42" style:family="paragraph" style:parent-style-name="Text_20_body">
      <style:text-properties fo:font-variant="normal" fo:text-transform="none" fo:color="#000000" loext:opacity="100%" style:font-name="Ubuntu" fo:font-size="10.5pt" fo:letter-spacing="normal" fo:language="fr" fo:country="FR" fo:font-style="normal" fo:font-weight="normal" officeooo:rsid="00246864" officeooo:paragraph-rsid="00246864" style:font-weight-asian="bold" style:font-weight-complex="bold"/>
    </style:style>
    <style:style style:name="P43" style:family="paragraph" style:parent-style-name="Text_20_body">
      <style:text-properties officeooo:rsid="002aadff" officeooo:paragraph-rsid="002aadff"/>
    </style:style>
    <style:style style:name="P44" style:family="paragraph" style:parent-style-name="Text_20_body">
      <style:text-properties officeooo:rsid="002b6f8f" officeooo:paragraph-rsid="002b6f8f"/>
    </style:style>
    <style:style style:name="P45" style:family="paragraph" style:parent-style-name="Text_20_body" style:list-style-name="L7">
      <style:text-properties officeooo:rsid="002bee01" officeooo:paragraph-rsid="002bee01"/>
    </style:style>
    <style:style style:name="P46" style:family="paragraph" style:parent-style-name="Text_20_body">
      <style:text-properties officeooo:rsid="002bee01" officeooo:paragraph-rsid="002bee01"/>
    </style:style>
    <style:style style:name="P47" style:family="paragraph" style:parent-style-name="Text_20_body">
      <style:text-properties officeooo:rsid="002eabe5" officeooo:paragraph-rsid="002eabe5"/>
    </style:style>
    <style:style style:name="P48" style:family="paragraph" style:parent-style-name="Text_20_body">
      <style:text-properties officeooo:rsid="0030341a" officeooo:paragraph-rsid="0030341a"/>
    </style:style>
    <style:style style:name="P49" style:family="paragraph" style:parent-style-name="Text_20_body" style:list-style-name="L8">
      <style:text-properties officeooo:rsid="0030341a" officeooo:paragraph-rsid="0030341a"/>
    </style:style>
    <style:style style:name="T1" style:family="text">
      <style:text-properties officeooo:rsid="0020fdcb"/>
    </style:style>
    <style:style style:name="T2" style:family="text">
      <style:text-properties officeooo:rsid="00210440"/>
    </style:style>
    <style:style style:name="T3" style:family="text">
      <style:text-properties fo:language="fr" fo:country="FR"/>
    </style:style>
    <style:style style:name="T4" style:family="text">
      <style:text-properties fo:language="fr" fo:country="FR" officeooo:rsid="002166cb"/>
    </style:style>
    <style:style style:name="T5" style:family="text">
      <style:text-properties fo:language="fr" fo:country="FR" officeooo:rsid="002d9330"/>
    </style:style>
    <style:style style:name="T6" style:family="text">
      <style:text-properties officeooo:rsid="002166cb"/>
    </style:style>
    <style:style style:name="T7" style:family="text">
      <style:text-properties officeooo:rsid="00232e16"/>
    </style:style>
    <style:style style:name="T8" style:family="text">
      <style:text-properties fo:font-weight="bold" style:font-weight-asian="bold" style:font-weight-complex="bold"/>
    </style:style>
    <style:style style:name="T9" style:family="text">
      <style:text-properties officeooo:rsid="00246864"/>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officeooo:rsid="00270acc"/>
    </style:style>
    <style:style style:name="T13" style:family="text">
      <style:text-properties fo:font-size="16pt" fo:font-weight="bold" style:font-name-asian="Noto Sans CJK SC" style:font-size-asian="16pt" style:font-weight-asian="bold" style:font-name-complex="Lohit Devanagari1" style:font-size-complex="16pt" style:font-weight-complex="bold"/>
    </style:style>
    <style:style style:name="T14" style:family="text">
      <style:text-properties fo:color="#bbbbbb" loext:opacity="100%"/>
    </style:style>
    <style:style style:name="T15" style:family="text">
      <style:text-properties fo:color="#bbbbbb" loext:opacity="100%" fo:font-style="normal" style:text-underline-style="none" fo:font-weight="normal"/>
    </style:style>
    <style:style style:name="T16" style:family="text">
      <style:text-properties fo:color="#89ca78" loext:opacity="100%" style:font-name="JetBrains Mono" fo:font-size="10pt" fo:language="fr" fo:country="FR" fo:font-style="normal" fo:font-weight="normal" officeooo:rsid="002d9330" style:font-size-asian="10pt" style:font-style-asian="normal" style:font-weight-asian="normal"/>
    </style:style>
    <style:style style:name="T17" style:family="text">
      <style:text-properties fo:color="#008000" loext:opacity="100%"/>
    </style:style>
    <style:style style:name="T18" style:family="text">
      <style:text-properties fo:color="#008000" loext:opacity="100%" fo:font-weight="bold"/>
    </style:style>
    <style:style style:name="T19" style:family="text">
      <style:text-properties fo:color="#008000" loext:opacity="100%" style:font-name="Ubuntu Mono1" fo:font-size="12pt" fo:font-weight="bold" style:font-size-asian="12pt" style:font-style-asian="normal" style:font-weight-asian="bold"/>
    </style:style>
    <style:style style:name="T20" style:family="text">
      <style:text-properties fo:color="#008000" loext:opacity="100%" style:font-name="Ubuntu Mono1" fo:font-size="12pt" style:font-size-asian="12pt" style:font-style-asian="normal" style:font-weight-asian="normal"/>
    </style:style>
    <style:style style:name="T21" style:family="text">
      <style:text-properties fo:color="#000000" loext:opacity="100%"/>
    </style:style>
    <style:style style:name="T22" style:family="text">
      <style:text-properties fo:color="#000000" loext:opacity="100%" style:font-name="Ubuntu Mono1" fo:font-size="12pt" style:font-size-asian="12pt"/>
    </style:style>
    <style:style style:name="T23" style:family="text">
      <style:text-properties fo:color="#000000" loext:opacity="100%" style:font-name="Ubuntu Mono1" fo:font-size="12pt" style:font-size-asian="12pt" style:font-style-asian="normal" style:font-weight-asian="normal"/>
    </style:style>
    <style:style style:name="T24" style:family="text">
      <style:text-properties fo:color="#000000" loext:opacity="100%" style:font-name="JetBrains Mono" fo:font-size="10pt" style:font-size-asian="10pt" style:font-style-asian="normal" style:font-weight-asian="normal"/>
    </style:style>
    <style:style style:name="T25" style:family="text">
      <style:text-properties fo:color="#000000" loext:opacity="100%" style:font-name="JetBrains Mono" fo:font-size="10pt" style:font-size-asian="10pt" style:font-style-asian="normal" style:font-weight-asian="normal"/>
    </style:style>
    <style:style style:name="T26" style:family="text">
      <style:text-properties fo:color="#0000ff" loext:opacity="100%"/>
    </style:style>
    <style:style style:name="T27" style:family="text">
      <style:text-properties fo:color="#0000ff" loext:opacity="100%" style:font-name="Ubuntu Mono1" fo:font-size="12pt" fo:font-weight="bold" style:font-size-asian="12pt" style:font-style-asian="normal" style:font-weight-asian="bold"/>
    </style:style>
    <style:style style:name="T28" style:family="text">
      <style:text-properties fo:color="#666666" loext:opacity="100%"/>
    </style:style>
    <style:style style:name="T29" style:family="text">
      <style:text-properties fo:color="#666666" loext:opacity="100%" style:font-name="Ubuntu Mono1" fo:font-size="12pt" style:font-size-asian="12pt" style:font-style-asian="normal" style:font-weight-asian="normal"/>
    </style:style>
    <style:style style:name="T30" style:family="text">
      <style:text-properties fo:color="#666666" loext:opacity="100%" style:font-name="JetBrains Mono" fo:font-size="10pt" style:font-size-asian="10pt" style:font-style-asian="normal" style:font-weight-asian="normal"/>
    </style:style>
    <style:style style:name="T31" style:family="text">
      <style:text-properties fo:color="#ba2121" loext:opacity="100%"/>
    </style:style>
    <style:style style:name="T32" style:family="text">
      <style:text-properties fo:color="#ba2121" loext:opacity="100%" fo:font-style="italic"/>
    </style:style>
    <style:style style:name="T33" style:family="text">
      <style:text-properties fo:color="#ba2121" loext:opacity="100%" style:font-name="Ubuntu Mono1" fo:font-size="12pt" style:font-size-asian="12pt" style:font-style-asian="normal" style:font-weight-asian="normal"/>
    </style:style>
    <style:style style:name="T34" style:family="text">
      <style:text-properties fo:color="#ba2121" loext:opacity="100%" style:font-name="JetBrains Mono" fo:font-size="10pt" style:font-size-asian="10pt" style:font-style-asian="normal" style:font-weight-asian="normal"/>
    </style:style>
    <style:style style:name="T35" style:family="text">
      <style:text-properties fo:color="#3d7b7b" loext:opacity="100%" fo:font-style="italic"/>
    </style:style>
    <style:style style:name="T36" style:family="text">
      <style:text-properties fo:color="#3d7b7b" loext:opacity="100%" style:font-name="Ubuntu Mono1" fo:font-size="12pt" fo:font-style="italic" style:font-size-asian="12pt" style:font-style-asian="italic" style:font-weight-asian="normal"/>
    </style:style>
    <style:style style:name="T37" style:family="text">
      <style:text-properties fo:color="#aa22ff" loext:opacity="100%" fo:font-weight="bold"/>
    </style:style>
    <style:style style:name="T38" style:family="text">
      <style:text-properties fo:color="#a45a77" loext:opacity="100%" fo:font-weight="bold"/>
    </style:style>
    <style:style style:name="T39" style:family="text">
      <style:text-properties fo:color="#a45a77" loext:opacity="100%" style:font-name="Ubuntu Mono1" fo:font-size="12pt" fo:font-weight="bold" style:font-size-asian="12pt" style:font-style-asian="normal" style:font-weight-asian="bold"/>
    </style:style>
    <style:style style:name="T40" style:family="text">
      <style:text-properties fo:color="#a45a77" loext:opacity="100%" style:font-name="JetBrains Mono" fo:font-size="10pt" fo:font-weight="bold" style:font-size-asian="10pt" style:font-style-asian="normal" style:font-weight-asian="normal"/>
    </style:style>
    <style:style style:name="T41" style:family="text">
      <style:text-properties style:font-name="Ubuntu Mono1" fo:font-size="12pt" style:font-size-asian="12pt" style:font-style-asian="italic" style:font-weight-asian="normal"/>
    </style:style>
    <style:style style:name="T42" style:family="text">
      <style:text-properties officeooo:rsid="002bee01"/>
    </style:style>
    <style:style style:name="T43" style:family="text">
      <style:text-properties style:font-name="Ubuntu" fo:language="fr" fo:country="FR" fo:font-style="italic" fo:font-weight="normal" officeooo:rsid="00246864" style:font-style-asian="italic" style:font-weight-asian="normal" style:font-style-complex="italic" style:font-weight-complex="normal"/>
    </style:style>
    <style:style style:name="T44" style:family="text">
      <style:text-properties officeooo:rsid="002d9330"/>
    </style:style>
    <style:style style:name="T45" style:family="text">
      <style:text-properties officeooo:rsid="002eabe5"/>
    </style:style>
    <style:style style:name="T46" style:family="text">
      <style:text-properties officeooo:rsid="0030341a"/>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OJET 6</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_Toc45211_2285869478" text:style-name="Index_20_Link" text:visited-style-name="Index_20_Link">Activité 1 : Choix du jeu de donnés<text:tab/>1</text:a></text:p>
          <text:p text:style-name="P10"><text:a xlink:type="simple" xlink:href="#__RefHeading___Toc328_4058247836" text:style-name="Index_20_Link" text:visited-style-name="Index_20_Link">Description<text:tab/>1</text:a></text:p>
          <text:p text:style-name="P10"><text:a xlink:type="simple" xlink:href="#__RefHeading___Toc330_4058247836" text:style-name="Index_20_Link" text:visited-style-name="Index_20_Link">Condition d’utilisation<text:tab/>1</text:a></text:p>
          <text:p text:style-name="P10"><text:a xlink:type="simple" xlink:href="#__RefHeading___Toc332_4058247836" text:style-name="Index_20_Link" text:visited-style-name="Index_20_Link">Mode de constitution<text:tab/>1</text:a></text:p>
          <text:p text:style-name="P10"><text:a xlink:type="simple" xlink:href="#__RefHeading___Toc334_4058247836" text:style-name="Index_20_Link" text:visited-style-name="Index_20_Link">Information géographiques<text:tab/>1</text:a></text:p>
          <text:p text:style-name="P10"><text:a xlink:type="simple" xlink:href="#__RefHeading___Toc336_4058247836" text:style-name="Index_20_Link" text:visited-style-name="Index_20_Link">Informations tables<text:tab/>2</text:a></text:p>
          <text:p text:style-name="P9"><text:a xlink:type="simple" xlink:href="#__RefHeading___Toc215_4058247836" text:style-name="Index_20_Link" text:visited-style-name="Index_20_Link">Activité 2 : nettoyage du jeu avec Python<text:tab/>2</text:a></text:p>
          <text:p text:style-name="P9"><text:a xlink:type="simple" xlink:href="#__RefHeading___Toc45213_2285869478" text:style-name="Index_20_Link" text:visited-style-name="Index_20_Link">Activités 3 et 4 : Importer ce jeu dans DBBrowser et requêtes SQL<text:tab/>3</text:a></text:p>
          <text:p text:style-name="P9"><text:a xlink:type="simple" xlink:href="#__RefHeading___Toc45215_2285869478" text:style-name="Index_20_Link" text:visited-style-name="Index_20_Link">Activité 5 : Utiliser Python pour accéder à une base de données SQLite3<text:tab/>4</text:a></text:p>
          <text:p text:style-name="P9"><text:a xlink:type="simple" xlink:href="#__RefHeading___Toc45217_2285869478" text:style-name="Index_20_Link" text:visited-style-name="Index_20_Link">Activité 6 : Exploitation visuelle du jeu de données<text:tab/>4</text:a></text:p>
          <text:p text:style-name="P9"><text:a xlink:type="simple" xlink:href="#__RefHeading___Toc45219_2285869478" text:style-name="Index_20_Link" text:visited-style-name="Index_20_Link">Activité 7 : Joindre des tables<text:tab/>6</text:a></text:p>
          <text:p text:style-name="P9"><text:a xlink:type="simple" xlink:href="#__RefHeading___Toc45221_2285869478" text:style-name="Index_20_Link" text:visited-style-name="Index_20_Link">Activité 8 : Amélioration ergonomique et graphique<text:tab/>6</text:a></text:p>
        </text:index-body>
      </text:table-of-content>
      <text:p text:style-name="P5"/>
      <text:h text:style-name="P11" text:outline-level="1"><text:bookmark-start text:name="__RefHeading___Toc45211_2285869478"/>Activité 1 : Choix du jeu de donnés<text:bookmark-end text:name="__RefHeading___Toc45211_2285869478"/></text:h>
      <text:h text:style-name="P12" text:outline-level="2"><text:bookmark-start text:name="__RefHeading___Toc328_4058247836"/>Description<text:bookmark-end text:name="__RefHeading___Toc328_4058247836"/></text:h>
      <text:p text:style-name="P39">L'arbre d'alignement est un objet ponctuel représentant un arbre situé sur le domaine public et géré par le Grand Lyon. Généralement localisé le long des voies de circulation ou sur les espaces publics, il est caractérisé par des informations de gestion (genre, espèce, variété, essence botanique, hauteur, diamètre couronne, localisation, date et année de plantation, …)</text:p>
      <text:h text:style-name="P12" text:outline-level="2"><text:bookmark-start text:name="__RefHeading___Toc330_4058247836"/>Condition d’utilisation<text:bookmark-end text:name="__RefHeading___Toc330_4058247836"/></text:h>
      <text:p text:style-name="P39">Licence Ouverte</text:p>
      <text:h text:style-name="P12" text:outline-level="2"><text:bookmark-start text:name="__RefHeading___Toc332_4058247836"/>Mode de constitution<text:page-number text:select-page="current">1</text:page-number><text:bookmark-end text:name="__RefHeading___Toc332_4058247836"/></text:h>
      <text:p text:style-name="P40">Mise à jour en continu : remontée d'informations travaux des services du Grand Lyon et des partenaires et vérification de la donnée sur le terrain.</text:p>
      <text:h text:style-name="P12" text:outline-level="2"><text:bookmark-start text:name="__RefHeading___Toc334_4058247836"/>Information g<text:span text:style-name="T13">éographiques</text:span><text:bookmark-end text:name="__RefHeading___Toc334_4058247836"/></text:h>
      <text:list xml:id="list1261049236" text:style-name="L1">
        <text:list-item>
          <text:p text:style-name="P14">Type de représentation spatiale : Ponctuel</text:p>
        </text:list-item>
      </text:list>
      <text:list xml:id="list3228097729" text:style-name="L2">
        <text:list-item>
          <text:p text:style-name="P15">Étendue géographique : 5.059776134430927 est, 4.697129744790859 ouest, 45.567725714387095 sud, 45.93833829625869 nord,</text:p>
        </text:list-item>
        <text:list-item>
          <text:p text:style-name="P15">Système de coordonnées : EPSG:4171</text:p>
        </text:list-item>
      </text:list>
      <text:p text:style-name="P40"/>
      <text:h text:style-name="P13" text:outline-level="2"><text:bookmark-start text:name="__RefHeading___Toc336_4058247836"/><text:soft-page-break/>Informations tables<text:bookmark-end text:name="__RefHeading___Toc336_4058247836"/></text:h>
      <text:list xml:id="list2020422650" text:style-name="L3">
        <text:list-item>
          <text:p text:style-name="P16">Nombre d’enregistrements : 105 312</text:p>
        </text:list-item>
        <text:list-item>
          <text:p text:style-name="P16">Nombre d'attributs : 27</text:p>
          <text:list>
            <text:list-item>
              <text:p text:style-name="P16">essencefrancais; text; Essence en français</text:p>
            </text:list-item>
            <text:list-item>
              <text:p text:style-name="P16">circonference_cm; int4; Circonférence du tronc (cm)</text:p>
            </text:list-item>
            <text:list-item>
              <text:p text:style-name="P16">hauteurtotale_m; int4; Hauteur totale (m)</text:p>
            </text:list-item>
            <text:list-item>
              <text:p text:style-name="P16">hauteurfut_m; int4; Hauteur du fût (m)</text:p>
            </text:list-item>
            <text:list-item>
              <text:p text:style-name="P16">diametrecouronne_m; int4; Diamètre de la couronne (m)</text:p>
            </text:list-item>
            <text:list-item>
              <text:p text:style-name="P16">rayoncouronne_m; numeric; Rayon de la couronne</text:p>
            </text:list-item>
            <text:list-item>
              <text:p text:style-name="P16">dateplantation; date; Date de plantation</text:p>
            </text:list-item>
            <text:list-item>
              <text:p text:style-name="P16">genre; text; Genre</text:p>
            </text:list-item>
            <text:list-item>
              <text:p text:style-name="P16">espece; text; Espèce</text:p>
            </text:list-item>
            <text:list-item>
              <text:p text:style-name="P16">variete; text; Variété</text:p>
            </text:list-item>
            <text:list-item>
              <text:p text:style-name="P16">essence; text; Essence</text:p>
            </text:list-item>
            <text:list-item>
              <text:p text:style-name="P16">architecture; text; Architecture de l'arbre</text:p>
            </text:list-item>
            <text:list-item>
              <text:p text:style-name="P16">localisation; text; Localisation de l'arbre</text:p>
            </text:list-item>
            <text:list-item>
              <text:p text:style-name="P16">naturerevetement; text; Revêtement au pied de l'arbre</text:p>
            </text:list-item>
            <text:list-item>
              <text:p text:style-name="P16">surfacecadre_m2; int4; Surface au pied de l'arbre (m²)</text:p>
            </text:list-item>
            <text:list-item>
              <text:p text:style-name="P16">mobilierurbain; text; Mobilier urbain</text:p>
            </text:list-item>
            <text:list-item>
              <text:p text:style-name="P16">anneeplantation; int4; Année de plantation</text:p>
            </text:list-item>
            <text:list-item>
              <text:p text:style-name="P16">commune; text; Commune</text:p>
            </text:list-item>
            <text:list-item>
              <text:p text:style-name="P16">codeinsee; int4; Code INSEE Commune</text:p>
            </text:list-item>
            <text:list-item>
              <text:p text:style-name="P16">nomvoie; text; Nom de la voie</text:p>
            </text:list-item>
            <text:list-item>
              <text:p text:style-name="P16">codefuv; int4; Code FUV de la voie</text:p>
            </text:list-item>
            <text:list-item>
              <text:p text:style-name="P16">identifiant; int4; Identifiant de l'arbre</text:p>
            </text:list-item>
            <text:list-item>
              <text:p text:style-name="P16">numero; int4; Numéro</text:p>
            </text:list-item>
            <text:list-item>
              <text:p text:style-name="P16">codegenre; int4; Gestion de la symbologie des emplacement libre = 0 souche = 1 le reste =2</text:p>
            </text:list-item>
            <text:list-item>
              <text:p text:style-name="P16">gid; int4</text:p>
            </text:list-item>
            <text:list-item>
              <text:p text:style-name="P16">the_geom; geometry SRID=4171 GeomType=POINT</text:p>
            </text:list-item>
          </text:list>
        </text:list-item>
      </text:list>
      <text:p text:style-name="P17"/>
      <text:h text:style-name="P11" text:outline-level="1"><text:bookmark-start text:name="__RefHeading___Toc215_4058247836"/>Activité 2 : nettoyage du jeu avec Python<text:bookmark-end text:name="__RefHeading___Toc215_4058247836"/></text:h>
      <text:p text:style-name="P41"><text:span text:style-name="T1">J’ai commencé par sélectionner seulement les attributs utiles à mon projet </text:span><text:span text:style-name="T6">et e</text:span><text:span text:style-name="T1">nsuite j’ai nettoyé les données qu’il me restait:</text:span></text:p>
      <text:list xml:id="list3798948575" text:style-name="L4">
        <text:list-item>
          <text:p text:style-name="P18">J’ai supprimé toutes les entrées correspondant à des souches ou a des emplacements vides <text:span text:style-name="T2">grâce à l’attribut ‘codegenre’</text:span></text:p>
        </text:list-item>
        <text:list-item>
          <text:p text:style-name="P19">J’ai rectifié les types des valeurs : tout était en texte donc j’ai mis les nombres en integers ou en float et les dates en un format plus simple à exploiter.</text:p>
        </text:list-item>
        <text:list-item>
          <text:p text:style-name="P19">J’ai supprimés les valeurs mises à 0 pour ne pas fausser les moyennes</text:p>
        </text:list-item>
      </text:list>
      <text:p text:style-name="P20"/>
      <text:p text:style-name="P21">Enfin j’ai ajouté un attribut indentifier incrémenté de 1 à chaque entrée et unique qui sert donc de clé primaire.</text:p>
      <text:p text:style-name="P21"/>
      <text:p text:style-name="P21">Pour ma mon nouveau fichier CSV j’ai donc ces attributs :</text:p>
      <text:list xml:id="list1405031712" text:style-name="L5">
        <text:list-item>
          <text:p text:style-name="P22">identifier (int) : clé primaire</text:p>
        </text:list-item>
        <text:list-item>
          <text:p text:style-name="P22">circumference (int) : Circonférence du tronc (cm)</text:p>
        </text:list-item>
        <text:list-item>
          <text:p text:style-name="P22"><text:soft-page-break/>height (int) : Hauteur totale (m)</text:p>
        </text:list-item>
        <text:list-item>
          <text:p text:style-name="P22">planting_date (date) : Date de plantation</text:p>
        </text:list-item>
        <text:list-item>
          <text:p text:style-name="P22">genus (text) : Genre</text:p>
        </text:list-item>
        <text:list-item>
          <text:p text:style-name="P22">species (text) : Espèce</text:p>
        </text:list-item>
        <text:list-item>
          <text:p text:style-name="P22">variety (text) : Variété</text:p>
        </text:list-item>
        <text:list-item>
          <text:p text:style-name="P22">planting_area (text) : espace de plantation</text:p>
        </text:list-item>
        <text:list-item>
          <text:p text:style-name="P22">municipality (text) : Commune</text:p>
        </text:list-item>
        <text:list-item>
          <text:p text:style-name="P22">street_name (text) : Nom de la voie</text:p>
        </text:list-item>
        <text:list-item>
          <text:p text:style-name="P22">longitude (float) : Longitude</text:p>
        </text:list-item>
        <text:list-item>
          <text:p text:style-name="P22">latitude (float) : Latitude</text:p>
        </text:list-item>
      </text:list>
      <text:p text:style-name="P23"/>
      <text:p text:style-name="P24">Le code python commenté est dans ./modules/CSVprocessing.py.</text:p>
      <text:p text:style-name="P4"/>
      <text:h text:style-name="Heading_20_1" text:outline-level="1" text:is-list-header="true"><text:bookmark-start text:name="__RefHeading___Toc45213_2285869478"/><text:span text:style-name="T4">Activités 3 et 4 : Importer ce jeu dans DBBrowser et r</text:span>equêtes SQL<text:bookmark-end text:name="__RefHeading___Toc45213_2285869478"/></text:h>
      <text:p text:style-name="P33">J’ai donc importé mon fichier CSV (trees_data_clean.csv) dans DBBrowser et crée une base de données (./static/data/trees.sqlite3) dans laquelle la table contenant les infroamtions sur les arbres s’appelle ‘trees’.</text:p>
      <text:p text:style-name="P34">J’ai ensuite exécuté les commandes SQL suivantes :</text:p>
      <text:list xml:id="list617827464" text:style-name="L6">
        <text:list-item>
          <text:p text:style-name="P35"><text:span text:style-name="T8">select count() from trees;</text:span> qui m’a renvoyé 99793 le nombre total d’enregistrements, inférieur à celui du premier fichier CSV car nous avons enlevé les souches et les emplacements vides.</text:p>
        </text:list-item>
        <text:list-item>
          <text:p text:style-name="P35"><text:span text:style-name="T8">select count() from trees where municipality='LYON 1ER'; </text:span>qui m’a renvoyé 861 le nombre d’arbres du premier arrondssements. En faisant varier l’arrondissement on obtient ce classement <text:span text:style-name="T9">(il ne montre pas forcément les arrondissements les plus végétalisés car tous les arrondissements n’ont pas la même taille)</text:span>:</text:p>
          <text:list>
            <text:list-item>
              <text:p text:style-name="P36">7<text:span text:style-name="T9">e</text:span>m<text:span text:style-name="T9">e</text:span> : 5502</text:p>
            </text:list-item>
            <text:list-item>
              <text:p text:style-name="P35">3eme : 4630</text:p>
            </text:list-item>
            <text:list-item>
              <text:p text:style-name="P35">8eme : 3741</text:p>
            </text:list-item>
            <text:list-item>
              <text:p text:style-name="P35">2eme : 3121</text:p>
            </text:list-item>
            <text:list-item>
              <text:p text:style-name="P35">9eme : 2865</text:p>
            </text:list-item>
            <text:list-item>
              <text:p text:style-name="P35">6eme : 2604</text:p>
            </text:list-item>
            <text:list-item>
              <text:p text:style-name="P36">5eme : 1341</text:p>
            </text:list-item>
            <text:list-item>
              <text:p text:style-name="P35">4eme : 1299</text:p>
            </text:list-item>
            <text:list-item>
              <text:p text:style-name="P37">1<text:span text:style-name="T10">er</text:span> : <text:span text:style-name="T7">861</text:span></text:p>
            </text:list-item>
          </text:list>
        </text:list-item>
        <text:list-item>
          <text:p text:style-name="P38">select distinct(genus) from trees; <text:span text:style-name="T11">qui m’a renvoyé la liste des genres différents (il y en a 133 donc je ne les affiche pas). Cette liste nous servira par la suite, mais on remarque qu’elle est en latin.</text:span></text:p>
        </text:list-item>
        <text:list-item>
          <text:p text:style-name="P38"><text:soft-page-break/>select planting_date, genus, street_name from trees where planting_date like '2024%';<text:span text:style-name="T11"> qui m’a renvoyé la liste des arbres plantés en 2024 avec leur date, leur genre et le nom de la voie où ils sont :</text:span></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7">2024-01-19</text:p>
          </table:table-cell>
          <table:table-cell table:style-name="Table1.B1" office:value-type="string">
            <text:p text:style-name="P7">Acer</text:p>
          </table:table-cell>
          <table:table-cell table:style-name="Table1.B1" office:value-type="string">
            <text:p text:style-name="P7">MONTÉE ROY</text:p>
          </table:table-cell>
        </table:table-row>
        <table:table-row>
          <table:table-cell table:style-name="Table1.A2" office:value-type="string">
            <text:p text:style-name="P7">2024-01-08</text:p>
          </table:table-cell>
          <table:table-cell table:style-name="Table1.B2" office:value-type="string">
            <text:p text:style-name="P7">Quercus</text:p>
          </table:table-cell>
          <table:table-cell table:style-name="Table1.B2" office:value-type="string">
            <text:p text:style-name="P7">IMPASSE JEAN ROCHEFORT</text:p>
          </table:table-cell>
        </table:table-row>
        <table:table-row>
          <table:table-cell table:style-name="Table1.A3" office:value-type="string">
            <text:p text:style-name="P7">2024-01-08</text:p>
          </table:table-cell>
          <table:table-cell table:style-name="Table1.B3" office:value-type="string">
            <text:p text:style-name="P7">Quercus</text:p>
          </table:table-cell>
          <table:table-cell table:style-name="Table1.B3" office:value-type="string">
            <text:p text:style-name="P7">IMPASSE JEAN ROCHEFORT</text:p>
          </table:table-cell>
        </table:table-row>
      </table:table>
      <text:p text:style-name="P6"/>
      <text:h text:style-name="Heading_20_1" text:outline-level="1"><text:bookmark-start text:name="__RefHeading___Toc45215_2285869478"/>Activité 5 : Utiliser Python pour accéder à une base de données SQLite3<text:bookmark-end text:name="__RefHeading___Toc45215_2285869478"/></text:h>
      <text:p text:style-name="P42"><text:span text:style-name="T12">Voici le programme complété </text:span>afin qu’il interroge la base de données précédemment créée et que le terminal affiche la bonne valeur :</text:p>
      <text:p text:style-name="P26"><text:span text:style-name="T41"># Import du module</text:span></text:p>
      <text:p text:style-name="P28"><text:span text:style-name="T19">import</text:span><text:span text:style-name="T23"> </text:span><text:span text:style-name="T27">sqlite3</text:span></text:p>
      <text:p text:style-name="P30"/>
      <text:p text:style-name="P31"><text:span text:style-name="T41"># CONSTANTE</text:span></text:p>
      <text:p text:style-name="P28"><text:span text:style-name="T23">FICHIER_BDD </text:span><text:span text:style-name="T29">=</text:span><text:span text:style-name="T23"> </text:span><text:span text:style-name="T33">'/static/data/trees.sqlite3'</text:span></text:p>
      <text:p text:style-name="P28"><text:span text:style-name="T23">MA_REQUETE </text:span><text:span text:style-name="T29">=</text:span><text:span text:style-name="T23"> </text:span><text:span text:style-name="T33">'select count() from trees'</text:span></text:p>
      <text:p text:style-name="P30"/>
      <text:p text:style-name="P31"><text:span text:style-name="T41"># Connexion à la Base de données SQLlite</text:span></text:p>
      <text:p text:style-name="P28"><text:span text:style-name="T23">connexion_BD </text:span><text:span text:style-name="T29">=</text:span><text:span text:style-name="T23"> sqlite3</text:span><text:span text:style-name="T29">.</text:span><text:span text:style-name="T23">connect(FICHIER_BDD)</text:span></text:p>
      <text:p text:style-name="P28"><text:span text:style-name="T23">c </text:span><text:span text:style-name="T29">=</text:span><text:span text:style-name="T23"> connexion_BD</text:span><text:span text:style-name="T29">.</text:span><text:span text:style-name="T23">cursor()</text:span></text:p>
      <text:p text:style-name="P30"/>
      <text:p text:style-name="P31"><text:span text:style-name="T41">####################</text:span></text:p>
      <text:p text:style-name="P31"><text:span text:style-name="T41"># Programme Principal</text:span></text:p>
      <text:p text:style-name="P31"><text:span text:style-name="T41">#####################</text:span></text:p>
      <text:p text:style-name="P30"/>
      <text:p text:style-name="P31"><text:span text:style-name="T41">#Exécution de la requête</text:span></text:p>
      <text:p text:style-name="P28"><text:span text:style-name="T23">c</text:span><text:span text:style-name="T29">.</text:span><text:span text:style-name="T23">execute(MA_REQUETE)</text:span></text:p>
      <text:p text:style-name="P30"/>
      <text:p text:style-name="P28"><text:span text:style-name="T23">liste_data </text:span><text:span text:style-name="T29">=</text:span><text:span text:style-name="T23"> c</text:span><text:span text:style-name="T29">.</text:span><text:span text:style-name="T23">fetchall()</text:span><text:span text:style-name="T22"><text:tab/></text:span><text:span text:style-name="T36">#Récupération des résultats de la requête sour forme de liste</text:span></text:p>
      <text:p text:style-name="P28"><text:span text:style-name="T20">print</text:span><text:span text:style-name="T23">(</text:span><text:span text:style-name="T33">f"J'ai </text:span><text:span text:style-name="T39">{</text:span><text:span text:style-name="T23">liste_data</text:span><text:span text:style-name="T39">}</text:span><text:span text:style-name="T33"> enregistrements dans ma base de données."</text:span><text:span text:style-name="T23">)</text:span></text:p>
      <text:p text:style-name="P25"/>
      <text:h text:style-name="Heading_20_1" text:outline-level="1"><text:bookmark-start text:name="__RefHeading___Toc45217_2285869478"/>Activité 6 : Exploitation visuelle du jeu de données<text:bookmark-end text:name="__RefHeading___Toc45217_2285869478"/></text:h>
      <text:p text:style-name="P43">La méthode create_map finale :</text:p>
      <text:p text:style-name="P27"><text:span text:style-name="T18">def</text:span><text:span text:style-name="T21"> </text:span><text:span text:style-name="T26">create_map</text:span><text:span text:style-name="T21">(data</text:span><text:span text:style-name="T28">=</text:span><text:span text:style-name="T18">None</text:span><text:span text:style-name="T21">, path</text:span><text:span text:style-name="T28">=</text:span><text:span text:style-name="T31">'./templates/map.html'</text:span><text:span text:style-name="T21">, location</text:span><text:span text:style-name="T28">=</text:span><text:span text:style-name="T18">None</text:span><text:span text:style-name="T21">, zoom</text:span><text:span text:style-name="T28">=12</text:span><text:span text:style-name="T21">,</text:span><text:span text:style-name="T14"><text:line-break/></text:span><text:span text:style-name="T21"> <text:s text:c="14"/>icon_path</text:span><text:span text:style-name="T28">=</text:span><text:span text:style-name="T31">"./static/icons/tree-icon.png"</text:span><text:span text:style-name="T21">):</text:span><text:span text:style-name="T14"><text:line-break/> <text:s text:c="3"/></text:span><text:span text:style-name="T32">"""<text:line-break/> <text:s text:c="3"/>Create a map with markers from the given data and save it to the specified path.<text:line-break/><text:line-break/> <text:s text:c="3"/>Args:<text:line-break/> <text:s text:c="7"/>data (list): List of marker data tuples (latitude, longitude, planting_date).<text:line-break/> <text:s text:c="7"/>path (str): Path to save the map HTML file.<text:line-break/> <text:s text:c="7"/>location (tuple): Center location of the map (latitude, longitude).<text:line-break/> <text:s text:c="7"/>zoom (int): Zoom level of the map.<text:line-break/> <text:s text:c="7"/>icon_path (str): Path to the custom marker icon image.<text:line-break/></text:span><text:soft-page-break/><text:span text:style-name="T32"><text:line-break/> <text:s text:c="3"/>Returns:<text:line-break/> <text:s text:c="7"/>str: Path to the saved map HTML file.<text:line-break/> <text:s text:c="3"/>"""</text:span><text:span text:style-name="T14"><text:line-break/></text:span><text:span text:style-name="T21"> <text:s text:c="3"/></text:span><text:span text:style-name="T35"># Extract the folder path from the given 'path'</text:span><text:span text:style-name="T14"><text:line-break/></text:span><text:span text:style-name="T21"> <text:s text:c="3"/>folder_path </text:span><text:span text:style-name="T28">=</text:span><text:span text:style-name="T21"> </text:span><text:span text:style-name="T31">"/"</text:span><text:span text:style-name="T28">.</text:span><text:span text:style-name="T21">join(path</text:span><text:span text:style-name="T28">.</text:span><text:span text:style-name="T21">split(</text:span><text:span text:style-name="T31">'/'</text:span><text:span text:style-name="T21">)[:</text:span><text:span text:style-name="T28">-1</text:span><text:span text:style-name="T21">])</text:span><text:span text:style-name="T14"><text:line-break/><text:line-break/></text:span><text:span text:style-name="T21"> <text:s text:c="3"/></text:span><text:span text:style-name="T35"># Check if the folder path does not exist</text:span><text:span text:style-name="T14"><text:line-break/></text:span><text:span text:style-name="T21"> <text:s text:c="3"/></text:span><text:span text:style-name="T18">if</text:span><text:span text:style-name="T21"> </text:span><text:span text:style-name="T37">not</text:span><text:span text:style-name="T21"> os</text:span><text:span text:style-name="T28">.</text:span><text:span text:style-name="T21">path</text:span><text:span text:style-name="T28">.</text:span><text:span text:style-name="T21">exists(folder_path):</text:span><text:span text:style-name="T14"><text:line-break/></text:span><text:span text:style-name="T21"> <text:s text:c="7"/></text:span><text:span text:style-name="T35"># If it doesn't exist, create the folder and all its parent directories</text:span><text:span text:style-name="T14"><text:line-break/></text:span><text:span text:style-name="T21"> <text:s text:c="7"/>os</text:span><text:span text:style-name="T28">.</text:span><text:span text:style-name="T21">makedirs(folder_path)</text:span><text:span text:style-name="T14"><text:line-break/><text:line-break/></text:span><text:span text:style-name="T21"> <text:s text:c="3"/></text:span><text:span text:style-name="T35"># If 'location' to the mean latitude and longitude from the 'data' list if it is not provided</text:span><text:span text:style-name="T14"><text:line-break/></text:span><text:span text:style-name="T21"> <text:s text:c="3"/></text:span><text:span text:style-name="T18">if</text:span><text:span text:style-name="T21"> location </text:span><text:span text:style-name="T37">is</text:span><text:span text:style-name="T21"> </text:span><text:span text:style-name="T18">None</text:span><text:span text:style-name="T21">:</text:span><text:span text:style-name="T14"><text:line-break/></text:span><text:span text:style-name="T21"> <text:s text:c="7"/>mean_latitude </text:span><text:span text:style-name="T28">=</text:span><text:span text:style-name="T21"> mean([marker[</text:span><text:span text:style-name="T28">0</text:span><text:span text:style-name="T21">] </text:span><text:span text:style-name="T18">for</text:span><text:span text:style-name="T21"> marker </text:span><text:span text:style-name="T37">in</text:span><text:span text:style-name="T21"> data])</text:span><text:span text:style-name="T14"><text:line-break/></text:span><text:span text:style-name="T21"> <text:s text:c="7"/>mean_longitude </text:span><text:span text:style-name="T28">=</text:span><text:span text:style-name="T21"> mean([marker[</text:span><text:span text:style-name="T28">1</text:span><text:span text:style-name="T21">] </text:span><text:span text:style-name="T18">for</text:span><text:span text:style-name="T21"> marker </text:span><text:span text:style-name="T37">in</text:span><text:span text:style-name="T21"> data])</text:span><text:span text:style-name="T14"><text:line-break/></text:span><text:span text:style-name="T21"> <text:s text:c="7"/>location </text:span><text:span text:style-name="T28">=</text:span><text:span text:style-name="T21"> (mean_latitude, mean_longitude)</text:span><text:span text:style-name="T14"><text:line-break/><text:line-break/></text:span><text:span text:style-name="T21"> <text:s text:c="3"/></text:span><text:span text:style-name="T35"># Create a Folium map object</text:span><text:span text:style-name="T14"><text:line-break/></text:span><text:span text:style-name="T21"> <text:s text:c="3"/>m </text:span><text:span text:style-name="T28">=</text:span><text:span text:style-name="T21"> folium</text:span><text:span text:style-name="T28">.</text:span><text:span text:style-name="T21">Map(location</text:span><text:span text:style-name="T28">=</text:span><text:span text:style-name="T21">location, zoom_start</text:span><text:span text:style-name="T28">=</text:span><text:span text:style-name="T21">zoom, attr</text:span><text:span text:style-name="T28">=</text:span><text:span text:style-name="T31">'© Contributors OpenStreetMap'</text:span><text:span text:style-name="T21">)</text:span><text:span text:style-name="T14"><text:line-break/><text:line-break/></text:span><text:span text:style-name="T21"> <text:s text:c="3"/></text:span><text:span text:style-name="T35"># Add markers to the map if data is provided</text:span><text:span text:style-name="T14"><text:line-break/></text:span><text:span text:style-name="T21"> <text:s text:c="3"/></text:span><text:span text:style-name="T18">if</text:span><text:span text:style-name="T21"> data </text:span><text:span text:style-name="T37">is</text:span><text:span text:style-name="T21"> </text:span><text:span text:style-name="T37">not</text:span><text:span text:style-name="T21"> </text:span><text:span text:style-name="T18">None</text:span><text:span text:style-name="T21">:</text:span><text:span text:style-name="T14"><text:line-break/></text:span><text:span text:style-name="T21"> <text:s text:c="7"/></text:span><text:span text:style-name="T18">for</text:span><text:span text:style-name="T21"> marker_data </text:span><text:span text:style-name="T37">in</text:span><text:span text:style-name="T21"> data[:]:</text:span><text:span text:style-name="T14"><text:line-break/></text:span><text:span text:style-name="T21"> <text:s text:c="11"/></text:span><text:span text:style-name="T35"># Create marker tooltip showing tree age</text:span><text:span text:style-name="T14"><text:line-break/></text:span><text:span text:style-name="T21"> <text:s text:c="11"/>tooltip </text:span><text:span text:style-name="T28">=</text:span><text:span text:style-name="T21"> </text:span><text:span text:style-name="T31">"unknown age"</text:span><text:span text:style-name="T21"> </text:span><text:span text:style-name="T18">if</text:span><text:span text:style-name="T21"> marker_data[</text:span><text:span text:style-name="T28">2</text:span><text:span text:style-name="T21">] </text:span><text:span text:style-name="T37">is</text:span><text:span text:style-name="T21"> </text:span><text:span text:style-name="T18">None</text:span><text:span text:style-name="T21"> </text:span><text:span text:style-name="T18">else</text:span><text:span text:style-name="T21"> </text:span><text:span text:style-name="T31">f"</text:span><text:span text:style-name="T38">{</text:span><text:span text:style-name="T21">datetime</text:span><text:span text:style-name="T28">.</text:span><text:span text:style-name="T21">now()</text:span><text:span text:style-name="T28">.</text:span><text:span text:style-name="T21">year</text:span><text:span text:style-name="T14"> </text:span><text:span text:style-name="T28">-</text:span><text:span text:style-name="T14"> </text:span><text:span text:style-name="T17">int</text:span><text:span text:style-name="T21">(marker_data[</text:span><text:span text:style-name="T28">2</text:span><text:span text:style-name="T21">][:</text:span><text:span text:style-name="T28">4</text:span><text:span text:style-name="T21">])</text:span><text:span text:style-name="T38">}</text:span><text:span text:style-name="T31"> years"</text:span><text:span text:style-name="T14"><text:line-break/><text:line-break/></text:span><text:span text:style-name="T21"> <text:s text:c="11"/></text:span><text:span text:style-name="T35"># Add marker to the map</text:span><text:span text:style-name="T14"><text:line-break/></text:span><text:span text:style-name="T21"> <text:s text:c="11"/>folium</text:span><text:span text:style-name="T28">.</text:span><text:span text:style-name="T21">Marker(</text:span><text:span text:style-name="T14"><text:line-break/></text:span><text:span text:style-name="T21"> <text:s text:c="15"/>location</text:span><text:span text:style-name="T28">=</text:span><text:span text:style-name="T21">(marker_data[</text:span><text:span text:style-name="T28">0</text:span><text:span text:style-name="T21">], marker_data[</text:span><text:span text:style-name="T28">1</text:span><text:span text:style-name="T21">]),</text:span><text:span text:style-name="T14"><text:line-break/></text:span><text:span text:style-name="T21"> <text:s text:c="15"/>tooltip</text:span><text:span text:style-name="T28">=</text:span><text:span text:style-name="T21">tooltip,</text:span><text:span text:style-name="T14"><text:line-break/></text:span><text:span text:style-name="T21"> <text:s text:c="15"/>icon</text:span><text:span text:style-name="T28">=</text:span><text:span text:style-name="T21">folium</text:span><text:span text:style-name="T28">.</text:span><text:span text:style-name="T21">CustomIcon(icon_path, icon_size</text:span><text:span text:style-name="T28">=</text:span><text:span text:style-name="T21">(</text:span><text:span text:style-name="T28">50</text:span><text:span text:style-name="T21">, </text:span><text:span text:style-name="T28">50</text:span><text:span text:style-name="T21">)),</text:span><text:span text:style-name="T14"><text:line-break/></text:span><text:span text:style-name="T21"> <text:s text:c="11"/>)</text:span><text:span text:style-name="T28">.</text:span><text:span text:style-name="T21">add_to(m)</text:span><text:span text:style-name="T14"><text:line-break/><text:line-break/></text:span><text:span text:style-name="T21"> <text:s text:c="3"/></text:span><text:span text:style-name="T35"># Save the map as an HTML file</text:span><text:span text:style-name="T14"><text:line-break/></text:span><text:span text:style-name="T21"> <text:s text:c="3"/>m</text:span><text:span text:style-name="T28">.</text:span><text:span text:style-name="T21">save(path)</text:span><text:span text:style-name="T14"><text:line-break/></text:span><text:span text:style-name="T21"> <text:s text:c="3"/></text:span><text:span text:style-name="T18">return</text:span><text:span text:style-name="T21"> path</text:span></text:p>
      <text:p text:style-name="P27"/>
      <text:p text:style-name="Text_20_body"/>
      <text:p text:style-name="P44">Initialement cette méthode était beaucoup plus simple mais j’ai ajouté certaines fonctionnalités :</text:p>
      <text:list xml:id="list4002451218" text:style-name="L7">
        <text:list-item>
          <text:p text:style-name="P45">Par défaut la map se centre sur la moyenne des positions des arbres à afficher ; au début je l’avait mis à (45.7578, 4.8351) le centre de Lyon mais mon jeu de données s’étendait un peu trop loin et si je dézoomais plus ça rendait moins bien.</text:p>
        </text:list-item>
        <text:list-item>
          <text:p text:style-name="P45">Le dossier ‘templates’ est crée si il n’existe pas, c’est un détaille mais cela évite les erreurs pour les gens qui téléchargent le code depuis le dépôt git, car je n’ai pas jugé utile d’y ajouter le dossier ‘templates’ qui est initialement vide.</text:p>
        </text:list-item>
        <text:list-item>
          <text:p text:style-name="P45">J’ai aussi modifié l’apparence du marker pour avoir des petits icons d’arbres sur la carte, ça rend mieux par rapport au thème de mon projet. <text:span text:style-name="T45">Pour ajouter un peut d’informations j’ai fait en sorte que la date de plantation s’affiche au survol d’un marker. Je me suis limité à la date </text:span><text:soft-page-break/><text:span text:style-name="T45">de plantation car c’est peu esthétique si il y a trop d’informations et car le reste des informations n’étaient pas aussi exploitables que la date de plantation.</text:span></text:p>
        </text:list-item>
        <text:list-item>
          <text:p text:style-name="P45">Enfin la fonction return le chemin de la carte pour pouvoir l’exploiter par la suite (avec webbrowser on peut l’afficher automatiquement).</text:p>
        </text:list-item>
      </text:list>
      <text:p text:style-name="P46"/>
      <text:h text:style-name="Heading_20_1" text:outline-level="1"><text:bookmark-start text:name="__RefHeading___Toc45219_2285869478"/>Activité 7 : Joindre des tables<text:bookmark-end text:name="__RefHeading___Toc45219_2285869478"/></text:h>
      <text:p text:style-name="P32"><text:span text:style-name="T42">Pour cette partie j’en ai profité pour résoudre un problème de ma table trees : les genres des arbres sont en latin. J’aurais pu garder l’attribut </text:span><text:span text:style-name="T3">essencefrancais </text:span><text:span text:style-name="T5">présent dans la fichier CSV brut mais il ne permettait pas de sélectionner correctement pas genres. </text:span></text:p>
      <text:p text:style-name="P32"><text:span text:style-name="T5"/></text:p>
      <text:p text:style-name="P32"><text:span text:style-name="T5">J’ai donc préféré créer un nouveau fichier CSV (genus_names.csv) qui met en relation les noms des genres des arbres dans différentes langues (Latin, Français, Anglais). Pour cela j’ai donné à ChatGPT la liste des genres présents dans ma base de données (grâce à la commande </text:span><text:span text:style-name="T43">select distinct(genus) from trees;</text:span><text:span text:style-name="T5">) pour qu’il me rende directement le CSV.</text:span></text:p>
      <text:p text:style-name="P32"><text:span text:style-name="T5">Ensuite grâce à cette commande je pouvais récupérer les informations que je voulais avec le nom du genre en français ou en anglais : </text:span></text:p>
      <text:p text:style-name="P32"><text:span text:style-name="T16"/></text:p>
      <text:p text:style-name="P29"><text:span text:style-name="T24">c</text:span><text:span text:style-name="T30">.</text:span><text:span text:style-name="T24">execute</text:span><text:span text:style-name="T24">(</text:span><text:span text:style-name="T34">f"select latitude, longitude, planting_date from trees join genus_names on trees.genus = genus_names.Latin where </text:span><text:span text:style-name="T40">{</text:span><text:span text:style-name="T24">language</text:span><text:span text:style-name="T40">}</text:span><text:span text:style-name="T34"> = '</text:span><text:span text:style-name="T40">{</text:span><text:span text:style-name="T24">genus</text:span><text:span text:style-name="T40">}</text:span><text:span text:style-name="T34">'"</text:span><text:span text:style-name="T24">)</text:span><text:span text:style-name="T14"><text:line-break/></text:span><text:span text:style-name="T24">markers </text:span><text:span text:style-name="T30">=</text:span><text:span text:style-name="T24"> c</text:span><text:span text:style-name="T30">.</text:span><text:span text:style-name="T24">fetchall</text:span><text:span text:style-name="T24">()</text:span></text:p>
      <text:p text:style-name="Standard"/>
      <text:p text:style-name="Standard">É<text:span text:style-name="T44">videmment pour cela la variable language doit correspondre à la langue en laquelle j’ai rentré le genre. </text:span><text:span text:style-name="T46">La jointure se fait donc sur le nom du genre en latin dans la table trees qui correspond à la clé primaire de la table genus_names. </text:span></text:p>
      <text:p text:style-name="Standard"/>
      <text:h text:style-name="Heading_20_1" text:outline-level="1"><text:bookmark-start text:name="__RefHeading___Toc45221_2285869478"/>Activité 8 : Amélioration ergonomique et graphique<text:bookmark-end text:name="__RefHeading___Toc45221_2285869478"/></text:h>
      <text:p text:style-name="P47">J’ai utilisé Tkinter pour faire une interface graphique simple. J’en ai profité pour ajouter le choix de la langue pour la sélection du genre. Pour la sélection du genre j’ai d’ailleurs fait en sorte que les noms soient triées par ordre alphabétique quelque soit la langue.</text:p>
      <text:p text:style-name="P48">Pour des questions pratiques la fenêtre de choix reste au premier plan et réaparait après chaque affichage. Aussi si on demande d’afficher un nombre d’arbres supérieur à 1000 (nombre choisit arbitrairement après quelques tests) un disclaimer apparaît pour nous prévenir que le navigateur peut avoir du mal. Je n’ai pas trouvé comment afficher plus d’arbres sans difficultés.</text:p>
      <text:p text:style-name="P48">Enfin j’ai décidé d’utilisé une architecture de projet assez simple pour que ce soit clair :</text:p>
      <text:list xml:id="list4050290960" text:style-name="L8">
        <text:list-item>
          <text:p text:style-name="P49">La présentation du projet et le code principal à la racine</text:p>
        </text:list-item>
        <text:list-item>
          <text:p text:style-name="P49">Un dossier static pour les bases de données et les icons</text:p>
        </text:list-item>
        <text:list-item>
          <text:p text:style-name="P49">Un dossier modules pour mettre le code qui permet de nettoyer le jeu de données et celui qui permet de créer et d’afficher la carte. J’ai d’ailleurs découvert qu’il suffisait d’ajouter un fichier __init__.py dans le dossier des modules pour les importer depuis un autre dossier.</text:p>
        </text:list-item>
        <text:list-item>
          <text:p text:style-name="P49"><text:soft-page-break/>Un dossier templates est créé lors de l’exécution du programme, il ne sert qu’à contenir map.py mais il pourrait être agrémenté pour une version plus poussée du projet.</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style:font-face style:name="Ubuntu Mono" svg:font-family="'Ubuntu Mono'" style:font-pitch="fixed"/>
    <style:font-face style:name="Ubuntu Mono1" svg:font-family="'Ubuntu Mono'" style:font-family-generic="roman"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6T18:24:14.296124085</meta:creation-date>
    <dc:date>2024-03-10T17:59:54.439376684</dc:date>
    <meta:editing-duration>PT23M8S</meta:editing-duration>
    <meta:editing-cycles>8</meta:editing-cycles>
    <meta:generator>LibreOffice/7.3.7.2$Linux_X86_64 LibreOffice_project/30$Build-2</meta:generator>
    <meta:document-statistic meta:table-count="1" meta:image-count="0" meta:object-count="0" meta:page-count="7" meta:paragraph-count="139" meta:word-count="1814" meta:character-count="11458" meta:non-whitespace-character-count="9550"/>
  </office:meta>
</office:document-meta>
</file>